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kao Pゴシック" style:font-name-asian="Takao Pゴシック1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年月</text:p>
          </table:table-cell>
          <table:table-cell office:value-type="string">
            <text:p>工程</text:p>
          </table:table-cell>
          <table:table-cell office:value-type="string">
            <text:p>機械NO</text:p>
          </table:table-cell>
          <table:table-cell office:value-type="string">
            <text:p>商品ID</text:p>
          </table:table-cell>
          <table:table-cell office:value-type="string">
            <text:p>品名</text:p>
          </table:table-cell>
          <table:table-cell office:value-type="string">
            <text:p>内容</text:p>
          </table:table-cell>
          <table:table-cell office:value-type="string">
            <text:p>数量</text:p>
          </table:table-cell>
          <table:table-cell office:value-type="string">
            <text:p>重量</text:p>
          </table:table-cell>
          <table:table-cell office:value-type="string">
            <text:p>材料</text:p>
          </table:table-cell>
          <table:table-cell office:value-type="string">
            <text:p>座金１</text:p>
          </table:table-cell>
          <table:table-cell office:value-type="string">
            <text:p>座金２</text:p>
          </table:table-cell>
          <table:table-cell office:value-type="string">
            <text:p>材質</text:p>
          </table:table-cell>
          <table:table-cell office:value-type="string">
            <text:p>径</text:p>
          </table:table-cell>
          <table:table-cell office:value-type="string">
            <text:p>仕掛</text:p>
          </table:table-cell>
          <table:table-cell office:value-type="string">
            <text:p>金額</text:p>
          </table:table-cell>
          <table:table-cell office:value-type="string">
            <text:p>材料費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6]+[.B7]" office:value-type="float" office:value="25">
            <text:p>25</text:p>
          </table:table-cell>
          <table:table-cell table:formula="of:=[.B6]+[.C7]" office:value-type="float" office:value="35">
            <text:p>35</text:p>
          </table:table-cell>
          <table:table-cell table:formula="of:=[.C6]+[.D7]" office:value-type="float" office:value="45">
            <text:p>45</text:p>
          </table:table-cell>
          <table:table-cell table:formula="of:=[.D6]+[.E7]" office:value-type="float" office:value="63">
            <text:p>63</text:p>
          </table:table-cell>
          <table:table-cell table:formula="of:=[.E6]+[.F7]" office:value-type="float" office:value="113">
            <text:p>113</text:p>
          </table:table-cell>
          <table:table-cell table:formula="of:=[.F6]+[.G7]" office:value-type="float" office:value="138">
            <text:p>138</text:p>
          </table:table-cell>
          <table:table-cell table:formula="of:=[.G6]+[.H7]" office:value-type="float" office:value="156">
            <text:p>156</text:p>
          </table:table-cell>
          <table:table-cell table:formula="of:=[.H6]+[.I7]" office:value-type="float" office:value="171">
            <text:p>171</text:p>
          </table:table-cell>
          <table:table-cell table:formula="of:=[.I6]+[.J7]" office:value-type="float" office:value="184">
            <text:p>184</text:p>
          </table:table-cell>
          <table:table-cell table:formula="of:=[.J6]+[.K7]" office:value-type="float" office:value="197">
            <text:p>197</text:p>
          </table:table-cell>
          <table:table-cell table:formula="of:=[.K6]+[.L7]" office:value-type="float" office:value="210">
            <text:p>210</text:p>
          </table:table-cell>
          <table:table-cell table:formula="of:=[.L6]+[.M7]" office:value-type="float" office:value="228">
            <text:p>228</text:p>
          </table:table-cell>
          <table:table-cell table:formula="of:=[.M6]+[.N7]" office:value-type="float" office:value="238">
            <text:p>238</text:p>
          </table:table-cell>
          <table:table-cell table:formula="of:=[.N6]+[.O7]" office:value-type="float" office:value="253">
            <text:p>253</text:p>
          </table:table-cell>
          <table:table-cell table:formula="of:=[.O6]+[.P7]" office:value-type="float" office:value="268">
            <text:p>268</text:p>
          </table:table-cell>
          <table:table-cell table:formula="of:=[.P6]+[.Q7]" office:value-type="float" office:value="283">
            <text:p>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>
            <text:p>数値列フィールドは、</text:p>
          </table:table-cell>
          <table:table-cell table:number-columns-repeated="9"/>
          <table:table-cell office:value-type="float" office:value="287">
            <text:p>287</text:p>
          </table:table-cell>
        </table:table-row>
        <table:table-row table:style-name="ro1">
          <table:table-cell table:number-columns-repeated="8"/>
          <table:table-cell table:style-name="ce1" office:value-type="string">
            <text:p>幅 -1 mm（枠線との間隔確保のため）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縦位置のための水引線、44mm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2012/03/30</text:date>, <text:time>18:37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3-30T16:24:06</meta:creation-date>
    <dc:date>2012-03-30T18:37:43</dc:date>
    <dc:creator>nbd </dc:creator>
    <meta:editing-duration>PT01H27M56S</meta:editing-duration>
    <meta:editing-cycles>2</meta:editing-cycles>
    <meta:generator>OpenOffice.org/3.2$Linux OpenOffice.org_project/320m19$Build-9505</meta:generator>
    <meta:document-statistic meta:table-count="3" meta:cell-count="57" meta:object-count="0"/>
  </office:meta>
</office:document-meta>
</file>